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154cm"/>
    </style:style>
    <style:style style:name="co2" style:family="table-column">
      <style:table-column-properties fo:break-before="auto" style:column-width="2.136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1.946cm"/>
    </style:style>
    <style:style style:name="co5" style:family="table-column">
      <style:table-column-properties fo:break-before="auto" style:column-width="2.048cm"/>
    </style:style>
    <style:style style:name="co6" style:family="table-column">
      <style:table-column-properties fo:break-before="auto" style:column-width="0.833cm"/>
    </style:style>
    <style:style style:name="co7" style:family="table-column">
      <style:table-column-properties fo:break-before="auto" style:column-width="0.831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711cm"/>
    </style:style>
    <style:style style:name="co10" style:family="table-column">
      <style:table-column-properties fo:break-before="auto" style:column-width="2.78cm"/>
    </style:style>
    <style:style style:name="co11" style:family="table-column">
      <style:table-column-properties fo:break-before="auto" style:column-width="0.866cm"/>
    </style:style>
    <style:style style:name="co12" style:family="table-column">
      <style:table-column-properties fo:break-before="auto" style:column-width="0.753cm"/>
    </style:style>
    <style:style style:name="co13" style:family="table-column">
      <style:table-column-properties fo:break-before="auto" style:column-width="0.699cm"/>
    </style:style>
    <style:style style:name="co14" style:family="table-column">
      <style:table-column-properties fo:break-before="auto" style:column-width="2.598cm"/>
    </style:style>
    <style:style style:name="co15" style:family="table-column">
      <style:table-column-properties fo:break-before="auto" style:column-width="2.252cm"/>
    </style:style>
    <style:style style:name="co16" style:family="table-column">
      <style:table-column-properties fo:break-before="auto" style:column-width="11.25cm"/>
    </style:style>
    <style:style style:name="ro1" style:family="table-row">
      <style:table-row-properties style:row-height="1.236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2.598cm" fo:break-before="auto" style:use-optimal-row-height="false"/>
    </style:style>
    <style:style style:name="ro5" style:family="table-row">
      <style:table-row-properties style:row-height="0.557cm" fo:break-before="auto" style:use-optimal-row-height="true"/>
    </style:style>
    <style:style style:name="ta1" style:family="table" style:master-page-name="PageStyle_5f_Channels">
      <style:table-properties table:display="true" style:writing-mode="lr-tb"/>
    </style:style>
    <style:style style:name="ta2" style:family="table" style:master-page-name="PageStyle_5f_48V_20__26__20_Pad">
      <style:table-properties table:display="true" style:writing-mode="lr-tb"/>
    </style:style>
    <style:style style:name="ta3" style:family="table" style:master-page-name="PageStyle_5f_Misc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D2"/>
      <style:map style:condition="cell-content()=&quot;light blue&quot;" style:apply-style-name="ConditionalStyle_5f_2" style:base-cell-address="Channels.D2"/>
      <style:map style:condition="cell-content()=&quot;green&quot;" style:apply-style-name="ConditionalStyle_5f_3" style:base-cell-address="Channels.D2"/>
      <style:map style:condition="cell-content()=&quot;red&quot;" style:apply-style-name="ConditionalStyle_5f_4" style:base-cell-address="Channels.D2"/>
      <style:map style:condition="cell-content()=&quot;black&quot;" style:apply-style-name="ConditionalStyle_5f_5" style:base-cell-address="Channels.D2"/>
      <style:map style:condition="cell-content()=&quot;yellow&quot;" style:apply-style-name="ConditionalStyle_5f_6" style:base-cell-address="Channels.D2"/>
      <style:map style:condition="cell-content()=&quot;blue&quot;" style:apply-style-name="ConditionalStyle_5f_7" style:base-cell-address="Channels.D2"/>
    </style:style>
    <style:style style:name="ce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D2"/>
      <style:map style:condition="cell-content()=&quot;light blue&quot;" style:apply-style-name="ConditionalStyle_5f_2" style:base-cell-address="Channels.D2"/>
      <style:map style:condition="cell-content()=&quot;green&quot;" style:apply-style-name="ConditionalStyle_5f_3" style:base-cell-address="Channels.D2"/>
      <style:map style:condition="cell-content()=&quot;red&quot;" style:apply-style-name="ConditionalStyle_5f_4" style:base-cell-address="Channels.D2"/>
      <style:map style:condition="cell-content()=&quot;black&quot;" style:apply-style-name="ConditionalStyle_5f_5" style:base-cell-address="Channels.D2"/>
      <style:map style:condition="cell-content()=&quot;yellow&quot;" style:apply-style-name="ConditionalStyle_5f_6" style:base-cell-address="Channels.D2"/>
      <style:map style:condition="cell-content()=&quot;blue&quot;" style:apply-style-name="ConditionalStyle_5f_7" style:base-cell-address="Channels.D2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&quot;purple&quot;" style:apply-style-name="ConditionalStyle_5f_1" style:base-cell-address="Channels.D2"/>
      <style:map style:condition="cell-content()=&quot;light blue&quot;" style:apply-style-name="ConditionalStyle_5f_2" style:base-cell-address="Channels.D2"/>
      <style:map style:condition="cell-content()=&quot;green&quot;" style:apply-style-name="ConditionalStyle_5f_3" style:base-cell-address="Channels.D2"/>
      <style:map style:condition="cell-content()=&quot;red&quot;" style:apply-style-name="ConditionalStyle_5f_4" style:base-cell-address="Channels.D2"/>
      <style:map style:condition="cell-content()=&quot;black&quot;" style:apply-style-name="ConditionalStyle_5f_5" style:base-cell-address="Channels.D2"/>
      <style:map style:condition="cell-content()=&quot;yellow&quot;" style:apply-style-name="ConditionalStyle_5f_6" style:base-cell-address="Channels.D2"/>
      <style:map style:condition="cell-content()=&quot;blue&quot;" style:apply-style-name="ConditionalStyle_5f_7" style:base-cell-address="Channels.D2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ackground-color="#bf819e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ackground-color="#b7b3ca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ackground-color="#ffb66c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ackground-color="#afd095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blue&quot;;&quot;red&quot;;&quot;yellow&quot;;&quot;green&quot;;&quot;light blue&quot;;&quot;white&quot;;&quot;purple&quot;;&quot;black&quot;)" table:allow-empty-cell="true" table:display-list="unsorted" table:base-cell-address="Misc.D2">
          <table:error-message table:message-type="stop" table:display="true"/>
        </table:content-validation>
        <table:content-validation table:name="val2" table:condition="of:cell-content-is-in-list(&quot;+10&quot;;&quot;+5&quot;;&quot;0&quot;;&quot;-5&quot;;&quot;-10&quot;;&quot;-15&quot;;&quot;-20&quot;;&quot;-25&quot;;&quot;-30&quot;;&quot;-35&quot;;&quot;-40&quot;;&quot;-45&quot;;&quot;-99&quot;)" table:allow-empty-cell="true" table:display-list="unsorted" table:base-cell-address="Misc.F2">
          <table:error-message table:message-type="stop" table:display="true"/>
        </table:content-validation>
        <table:content-validation table:name="val3" table:condition="of:cell-content-is-decimal-number() and cell-content-is-between(20,2000)" table:allow-empty-cell="true" table:base-cell-address="Misc.H2">
          <table:error-message table:message-type="stop" table:display="true"/>
        </table:content-validation>
        <table:content-validation table:name="val4" table:condition="of:cell-content-is-in-list(&quot;+60&quot;;&quot;+55&quot;;&quot;+50&quot;;&quot;+45&quot;;&quot;+40&quot;;&quot;+35&quot;;&quot;+30&quot;;&quot;+25&quot;;&quot;+20&quot;;&quot;+15&quot;;&quot;+10&quot;;&quot;+5&quot;;&quot;&quot;)" table:allow-empty-cell="true" table:display-list="unsorted" table:base-cell-address="Misc.E2">
          <table:error-message table:message-type="stop" table:display="true"/>
        </table:content-validation>
      </table:content-validations>
      <table:table table:name="Channe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1" table:default-cell-style-name="Default"/>
        <table:table-column table:style-name="co1" table:default-cell-style-name="ce2"/>
        <table:table-column table:style-name="co3" table:default-cell-style-name="ce8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5"/>
        <table:table-column table:style-name="co5" table:default-cell-style-name="ce2"/>
        <table:table-column table:style-name="co1" table:default-cell-style-name="ce8"/>
        <table:table-column table:style-name="co1" table:default-cell-style-name="Default"/>
        <table:table-column table:style-name="co6" table:number-columns-repeated="24" table:default-cell-style-name="ce2"/>
        <table:table-column table:style-name="co1" table:default-cell-style-name="Default"/>
        <table:table-column table:style-name="co7" table:number-columns-repeated="8" table:default-cell-style-name="ce2"/>
        <table:table-column table:style-name="co1" table:number-columns-repeated="16338" table:default-cell-style-name="Default"/>
        <table:table-column table:style-name="co8" table:default-cell-style-name="ce5"/>
        <table:table-row table:style-name="ro1">
          <table:table-cell table:style-name="ce1" office:value-type="string" calcext:value-type="string">
            <text:p>Channel</text:p>
          </table:table-cell>
          <table:table-cell table:style-name="ce3" office:value-type="string" calcext:value-type="string">
            <text:p>Name</text:p>
          </table:table-cell>
          <table:table-cell table:style-name="ce5"/>
          <table:table-cell table:style-name="ce1" office:value-type="string" calcext:value-type="string">
            <text:p>Color</text:p>
          </table:table-cell>
          <table:table-cell table:style-name="ce7" office:value-type="string" calcext:value-type="string">
            <text:p>Mute</text:p>
          </table:table-cell>
          <table:table-cell table:style-name="ce1" office:value-type="string" calcext:value-type="string">
            <text:p>Fader Level</text:p>
          </table:table-cell>
          <table:table-cell table:style-name="ce1" office:value-type="string" calcext:value-type="string">
            <text:p>HPF On</text:p>
          </table:table-cell>
          <table:table-cell table:style-name="ce1" office:value-type="string" calcext:value-type="string">
            <text:p>HPF Value</text:p>
          </table:table-cell>
          <table:table-cell/>
          <table:table-cell table:style-name="ce1" office:value-type="string" calcext:value-type="string">
            <text:p>Recording</text:p>
          </table:table-cell>
          <table:table-cell table:style-name="ce7" office:value-type="string" calcext:value-type="string">
            <text:p>Record Arm</text:p>
          </table:table-cell>
          <table:table-cell table:style-name="ce3"/>
          <table:table-cell table:style-name="ce10" office:value-type="string" calcext:value-type="string">
            <text:p>DCA1</text:p>
          </table:table-cell>
          <table:table-cell table:style-name="ce10" office:value-type="string" calcext:value-type="string">
            <text:p>DCA2</text:p>
          </table:table-cell>
          <table:table-cell table:style-name="ce10" office:value-type="string" calcext:value-type="string">
            <text:p>DCA3</text:p>
          </table:table-cell>
          <table:table-cell table:style-name="ce10" office:value-type="string" calcext:value-type="string">
            <text:p>DCA4</text:p>
          </table:table-cell>
          <table:table-cell table:style-name="ce10" office:value-type="string" calcext:value-type="string">
            <text:p>DCA5</text:p>
          </table:table-cell>
          <table:table-cell table:style-name="ce10" office:value-type="string" calcext:value-type="string">
            <text:p>DCA6</text:p>
          </table:table-cell>
          <table:table-cell table:style-name="ce10" office:value-type="string" calcext:value-type="string">
            <text:p>DCA7</text:p>
          </table:table-cell>
          <table:table-cell table:style-name="ce10" office:value-type="string" calcext:value-type="string">
            <text:p>DCA8</text:p>
          </table:table-cell>
          <table:table-cell table:style-name="ce10" office:value-type="string" calcext:value-type="string">
            <text:p>DCA9</text:p>
          </table:table-cell>
          <table:table-cell table:style-name="ce10" office:value-type="string" calcext:value-type="string">
            <text:p>DCA10</text:p>
          </table:table-cell>
          <table:table-cell table:style-name="ce10" office:value-type="string" calcext:value-type="string">
            <text:p>DCA11</text:p>
          </table:table-cell>
          <table:table-cell table:style-name="ce10" office:value-type="string" calcext:value-type="string">
            <text:p>DCA12</text:p>
          </table:table-cell>
          <table:table-cell table:style-name="ce10" office:value-type="string" calcext:value-type="string">
            <text:p>DCA13</text:p>
          </table:table-cell>
          <table:table-cell table:style-name="ce10" office:value-type="string" calcext:value-type="string">
            <text:p>DCA14</text:p>
          </table:table-cell>
          <table:table-cell table:style-name="ce10" office:value-type="string" calcext:value-type="string">
            <text:p>DCA15</text:p>
          </table:table-cell>
          <table:table-cell table:style-name="ce10" office:value-type="string" calcext:value-type="string">
            <text:p>DCA16</text:p>
          </table:table-cell>
          <table:table-cell table:style-name="ce10" office:value-type="string" calcext:value-type="string">
            <text:p>DCA17</text:p>
          </table:table-cell>
          <table:table-cell table:style-name="ce10" office:value-type="string" calcext:value-type="string">
            <text:p>DCA18</text:p>
          </table:table-cell>
          <table:table-cell table:style-name="ce10" office:value-type="string" calcext:value-type="string">
            <text:p>DCA19</text:p>
          </table:table-cell>
          <table:table-cell table:style-name="ce10" office:value-type="string" calcext:value-type="string">
            <text:p>DCA20</text:p>
          </table:table-cell>
          <table:table-cell table:style-name="ce10" office:value-type="string" calcext:value-type="string">
            <text:p>DCA21</text:p>
          </table:table-cell>
          <table:table-cell table:style-name="ce10" office:value-type="string" calcext:value-type="string">
            <text:p>DCA22</text:p>
          </table:table-cell>
          <table:table-cell table:style-name="ce10" office:value-type="string" calcext:value-type="string">
            <text:p>DCA23</text:p>
          </table:table-cell>
          <table:table-cell table:style-name="ce10" office:value-type="string" calcext:value-type="string">
            <text:p>DCA24</text:p>
          </table:table-cell>
          <table:table-cell table:style-name="ce3"/>
          <table:table-cell table:style-name="ce10" office:value-type="string" calcext:value-type="string">
            <text:p>Mute1</text:p>
          </table:table-cell>
          <table:table-cell table:style-name="ce10" office:value-type="string" calcext:value-type="string">
            <text:p>Mute2</text:p>
          </table:table-cell>
          <table:table-cell table:style-name="ce10" office:value-type="string" calcext:value-type="string">
            <text:p>Mute3</text:p>
          </table:table-cell>
          <table:table-cell table:style-name="ce10" office:value-type="string" calcext:value-type="string">
            <text:p>Mute4</text:p>
          </table:table-cell>
          <table:table-cell table:style-name="ce10" office:value-type="string" calcext:value-type="string">
            <text:p>Mute5</text:p>
          </table:table-cell>
          <table:table-cell table:style-name="ce10" office:value-type="string" calcext:value-type="string">
            <text:p>Mute6</text:p>
          </table:table-cell>
          <table:table-cell table:style-name="ce10" office:value-type="string" calcext:value-type="string">
            <text:p>Mute7</text:p>
          </table:table-cell>
          <table:table-cell table:style-name="ce10" office:value-type="string" calcext:value-type="string">
            <text:p>Mute8</text:p>
          </table:table-cell>
          <table:table-cell table:style-name="ce3" table:number-columns-repeated="16338"/>
          <table:table-cell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TST001</text:p>
          </table:table-cell>
          <table:table-cell/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2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3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TST002</text:p>
          </table:table-cell>
          <table:table-cell/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40" calcext:value-type="float">
            <text:p>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1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39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TST003</text:p>
          </table:table-cell>
          <table:table-cell/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60" calcext:value-type="float">
            <text:p>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39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TST004</text:p>
          </table:table-cell>
          <table:table-cell/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9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39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TST005</text:p>
          </table:table-cell>
          <table:table-cell/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00" calcext:value-type="float">
            <text:p>1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8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39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TST006</text:p>
          </table:table-cell>
          <table:table-cell/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20" calcext:value-type="float">
            <text:p>1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7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39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TST007</text:p>
          </table:table-cell>
          <table:table-cell/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40" calcext:value-type="float">
            <text:p>1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6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39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TST008</text:p>
          </table:table-cell>
          <table:table-cell/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60" calcext:value-type="float">
            <text:p>1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5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39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TST009</text:p>
          </table:table-cell>
          <table:table-cell/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80" calcext:value-type="float">
            <text:p>1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TST010</text:p>
          </table:table-cell>
          <table:table-cell/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0" calcext:value-type="float">
            <text:p>2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TST011</text:p>
          </table:table-cell>
          <table:table-cell/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20" calcext:value-type="float">
            <text:p>2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TST012</text:p>
          </table:table-cell>
          <table:table-cell/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40" calcext:value-type="float">
            <text:p>2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TST013</text:p>
          </table:table-cell>
          <table:table-cell/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60" calcext:value-type="float">
            <text:p>2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5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TST014</text:p>
          </table:table-cell>
          <table:table-cell/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80" calcext:value-type="float">
            <text:p>2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5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TST015</text:p>
          </table:table-cell>
          <table:table-cell/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300" calcext:value-type="float">
            <text:p>3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5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TST016</text:p>
          </table:table-cell>
          <table:table-cell/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320" calcext:value-type="float">
            <text:p>3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5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TST017</text:p>
          </table:table-cell>
          <table:table-cell/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340" calcext:value-type="float">
            <text:p>3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5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TST018</text:p>
          </table:table-cell>
          <table:table-cell/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360" calcext:value-type="float">
            <text:p>3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5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TST019</text:p>
          </table:table-cell>
          <table:table-cell/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380" calcext:value-type="float">
            <text:p>3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5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TST020</text:p>
          </table:table-cell>
          <table:table-cell/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400" calcext:value-type="float">
            <text:p>4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5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TST021</text:p>
          </table:table-cell>
          <table:table-cell/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420" calcext:value-type="float">
            <text:p>4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5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TST022</text:p>
          </table:table-cell>
          <table:table-cell/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440" calcext:value-type="float">
            <text:p>4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5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TST023</text:p>
          </table:table-cell>
          <table:table-cell/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460" calcext:value-type="float">
            <text:p>4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5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TST024</text:p>
          </table:table-cell>
          <table:table-cell/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480" calcext:value-type="float">
            <text:p>4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5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TST025</text:p>
          </table:table-cell>
          <table:table-cell/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500" calcext:value-type="float">
            <text:p>5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4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TST026</text:p>
          </table:table-cell>
          <table:table-cell/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520" calcext:value-type="float">
            <text:p>5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4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TST027</text:p>
          </table:table-cell>
          <table:table-cell/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540" calcext:value-type="float">
            <text:p>5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4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TST028</text:p>
          </table:table-cell>
          <table:table-cell/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560" calcext:value-type="float">
            <text:p>5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4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TST029</text:p>
          </table:table-cell>
          <table:table-cell/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580" calcext:value-type="float">
            <text:p>5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4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TST030</text:p>
          </table:table-cell>
          <table:table-cell/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600" calcext:value-type="float">
            <text:p>6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4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TST031</text:p>
          </table:table-cell>
          <table:table-cell/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620" calcext:value-type="float">
            <text:p>6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4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TST032</text:p>
          </table:table-cell>
          <table:table-cell/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640" calcext:value-type="float">
            <text:p>6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4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TST033</text:p>
          </table:table-cell>
          <table:table-cell/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660" calcext:value-type="float">
            <text:p>6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4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TST034</text:p>
          </table:table-cell>
          <table:table-cell/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680" calcext:value-type="float">
            <text:p>6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4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TST035</text:p>
          </table:table-cell>
          <table:table-cell/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700" calcext:value-type="float">
            <text:p>7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4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TST036</text:p>
          </table:table-cell>
          <table:table-cell/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720" calcext:value-type="float">
            <text:p>7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4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TST037</text:p>
          </table:table-cell>
          <table:table-cell/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740" calcext:value-type="float">
            <text:p>7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3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TST038</text:p>
          </table:table-cell>
          <table:table-cell/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760" calcext:value-type="float">
            <text:p>7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3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TST039</text:p>
          </table:table-cell>
          <table:table-cell/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780" calcext:value-type="float">
            <text:p>7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3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TST040</text:p>
          </table:table-cell>
          <table:table-cell/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0" calcext:value-type="float">
            <text:p>8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3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TST041</text:p>
          </table:table-cell>
          <table:table-cell/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820" calcext:value-type="float">
            <text:p>8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3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TST042</text:p>
          </table:table-cell>
          <table:table-cell/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40" calcext:value-type="float">
            <text:p>8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3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TST043</text:p>
          </table:table-cell>
          <table:table-cell/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860" calcext:value-type="float">
            <text:p>8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3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TST044</text:p>
          </table:table-cell>
          <table:table-cell/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80" calcext:value-type="float">
            <text:p>8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3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TST045</text:p>
          </table:table-cell>
          <table:table-cell/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900" calcext:value-type="float">
            <text:p>9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3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TST046</text:p>
          </table:table-cell>
          <table:table-cell/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920" calcext:value-type="float">
            <text:p>9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3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TST047</text:p>
          </table:table-cell>
          <table:table-cell/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940" calcext:value-type="float">
            <text:p>9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3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TST048</text:p>
          </table:table-cell>
          <table:table-cell/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960" calcext:value-type="float">
            <text:p>9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3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4" office:value-type="string" calcext:value-type="string">
            <text:p>TST049</text:p>
          </table:table-cell>
          <table:table-cell/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980" calcext:value-type="float">
            <text:p>9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2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4" office:value-type="string" calcext:value-type="string">
            <text:p>TST050</text:p>
          </table:table-cell>
          <table:table-cell/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000" calcext:value-type="float">
            <text:p>10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2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4" office:value-type="string" calcext:value-type="string">
            <text:p>TST051</text:p>
          </table:table-cell>
          <table:table-cell/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020" calcext:value-type="float">
            <text:p>10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2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4" office:value-type="string" calcext:value-type="string">
            <text:p>TST052</text:p>
          </table:table-cell>
          <table:table-cell/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040" calcext:value-type="float">
            <text:p>10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2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4" office:value-type="string" calcext:value-type="string">
            <text:p>TST053</text:p>
          </table:table-cell>
          <table:table-cell/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060" calcext:value-type="float">
            <text:p>10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2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4" office:value-type="string" calcext:value-type="string">
            <text:p>TST054</text:p>
          </table:table-cell>
          <table:table-cell/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080" calcext:value-type="float">
            <text:p>10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2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4" office:value-type="string" calcext:value-type="string">
            <text:p>TST055</text:p>
          </table:table-cell>
          <table:table-cell/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100" calcext:value-type="float">
            <text:p>11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2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4" office:value-type="string" calcext:value-type="string">
            <text:p>TST056</text:p>
          </table:table-cell>
          <table:table-cell/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120" calcext:value-type="float">
            <text:p>11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2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4" office:value-type="string" calcext:value-type="string">
            <text:p>TST057</text:p>
          </table:table-cell>
          <table:table-cell/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140" calcext:value-type="float">
            <text:p>11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2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4" office:value-type="string" calcext:value-type="string">
            <text:p>TST058</text:p>
          </table:table-cell>
          <table:table-cell/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160" calcext:value-type="float">
            <text:p>11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2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4" office:value-type="string" calcext:value-type="string">
            <text:p>TST059</text:p>
          </table:table-cell>
          <table:table-cell/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180" calcext:value-type="float">
            <text:p>11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2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4" office:value-type="string" calcext:value-type="string">
            <text:p>TST060</text:p>
          </table:table-cell>
          <table:table-cell/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200" calcext:value-type="float">
            <text:p>12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2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4" office:value-type="string" calcext:value-type="string">
            <text:p>TST061</text:p>
          </table:table-cell>
          <table:table-cell/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220" calcext:value-type="float">
            <text:p>12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1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4" office:value-type="string" calcext:value-type="string">
            <text:p>TST062</text:p>
          </table:table-cell>
          <table:table-cell/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240" calcext:value-type="float">
            <text:p>12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1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4" office:value-type="string" calcext:value-type="string">
            <text:p>TST063</text:p>
          </table:table-cell>
          <table:table-cell/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260" calcext:value-type="float">
            <text:p>12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1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4" office:value-type="string" calcext:value-type="string">
            <text:p>TST064</text:p>
          </table:table-cell>
          <table:table-cell/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280" calcext:value-type="float">
            <text:p>12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1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4" office:value-type="string" calcext:value-type="string">
            <text:p>TST065</text:p>
          </table:table-cell>
          <table:table-cell/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300" calcext:value-type="float">
            <text:p>13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1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4" office:value-type="string" calcext:value-type="string">
            <text:p>TST066</text:p>
          </table:table-cell>
          <table:table-cell/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320" calcext:value-type="float">
            <text:p>13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1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4" office:value-type="string" calcext:value-type="string">
            <text:p>TST067</text:p>
          </table:table-cell>
          <table:table-cell/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340" calcext:value-type="float">
            <text:p>13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1"/>
        </table:table-row>
        <table:table-row table:style-name="ro3">
          <table:table-cell table:style-name="ce2" office:value-type="float" office:value="68" calcext:value-type="float">
            <text:p>68</text:p>
          </table:table-cell>
          <table:table-cell table:style-name="ce4" office:value-type="string" calcext:value-type="string">
            <text:p>TST068</text:p>
          </table:table-cell>
          <table:table-cell/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360" calcext:value-type="float">
            <text:p>13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1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4" office:value-type="string" calcext:value-type="string">
            <text:p>TST069</text:p>
          </table:table-cell>
          <table:table-cell/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380" calcext:value-type="float">
            <text:p>13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1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4" office:value-type="string" calcext:value-type="string">
            <text:p>TST070</text:p>
          </table:table-cell>
          <table:table-cell/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400" calcext:value-type="float">
            <text:p>14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1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4" office:value-type="string" calcext:value-type="string">
            <text:p>TST071</text:p>
          </table:table-cell>
          <table:table-cell/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420" calcext:value-type="float">
            <text:p>14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1"/>
        </table:table-row>
        <table:table-row table:style-name="ro3">
          <table:table-cell table:style-name="ce2" office:value-type="float" office:value="72" calcext:value-type="float">
            <text:p>72</text:p>
          </table:table-cell>
          <table:table-cell table:style-name="ce4" office:value-type="string" calcext:value-type="string">
            <text:p>TST072</text:p>
          </table:table-cell>
          <table:table-cell/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440" calcext:value-type="float">
            <text:p>14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1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4" office:value-type="string" calcext:value-type="string">
            <text:p>TST073</text:p>
          </table:table-cell>
          <table:table-cell/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460" calcext:value-type="float">
            <text:p>14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0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4" office:value-type="string" calcext:value-type="string">
            <text:p>TST074</text:p>
          </table:table-cell>
          <table:table-cell/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480" calcext:value-type="float">
            <text:p>14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0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4" office:value-type="string" calcext:value-type="string">
            <text:p>TST075</text:p>
          </table:table-cell>
          <table:table-cell/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500" calcext:value-type="float">
            <text:p>15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0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4" office:value-type="string" calcext:value-type="string">
            <text:p>TST076</text:p>
          </table:table-cell>
          <table:table-cell/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520" calcext:value-type="float">
            <text:p>15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0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4" office:value-type="string" calcext:value-type="string">
            <text:p>TST077</text:p>
          </table:table-cell>
          <table:table-cell/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540" calcext:value-type="float">
            <text:p>15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0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4" office:value-type="string" calcext:value-type="string">
            <text:p>TST078</text:p>
          </table:table-cell>
          <table:table-cell/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560" calcext:value-type="float">
            <text:p>15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0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4" office:value-type="string" calcext:value-type="string">
            <text:p>TST079</text:p>
          </table:table-cell>
          <table:table-cell/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580" calcext:value-type="float">
            <text:p>15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0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4" office:value-type="string" calcext:value-type="string">
            <text:p>TST080</text:p>
          </table:table-cell>
          <table:table-cell/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600" calcext:value-type="float">
            <text:p>16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0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4" office:value-type="string" calcext:value-type="string">
            <text:p>TST081</text:p>
          </table:table-cell>
          <table:table-cell/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620" calcext:value-type="float">
            <text:p>16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0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4" office:value-type="string" calcext:value-type="string">
            <text:p>TST082</text:p>
          </table:table-cell>
          <table:table-cell/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640" calcext:value-type="float">
            <text:p>16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0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4" office:value-type="string" calcext:value-type="string">
            <text:p>TST083</text:p>
          </table:table-cell>
          <table:table-cell/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660" calcext:value-type="float">
            <text:p>16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0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4" office:value-type="string" calcext:value-type="string">
            <text:p>TST084</text:p>
          </table:table-cell>
          <table:table-cell/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680" calcext:value-type="float">
            <text:p>16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0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4" office:value-type="string" calcext:value-type="string">
            <text:p>TST085</text:p>
          </table:table-cell>
          <table:table-cell/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700" calcext:value-type="float">
            <text:p>17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39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4" office:value-type="string" calcext:value-type="string">
            <text:p>TST086</text:p>
          </table:table-cell>
          <table:table-cell/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720" calcext:value-type="float">
            <text:p>17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39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4" office:value-type="string" calcext:value-type="string">
            <text:p>TST087</text:p>
          </table:table-cell>
          <table:table-cell/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740" calcext:value-type="float">
            <text:p>17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39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4" office:value-type="string" calcext:value-type="string">
            <text:p>TST088</text:p>
          </table:table-cell>
          <table:table-cell/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760" calcext:value-type="float">
            <text:p>17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39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4" office:value-type="string" calcext:value-type="string">
            <text:p>TST089</text:p>
          </table:table-cell>
          <table:table-cell/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780" calcext:value-type="float">
            <text:p>17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39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4" office:value-type="string" calcext:value-type="string">
            <text:p>TST090</text:p>
          </table:table-cell>
          <table:table-cell/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800" calcext:value-type="float">
            <text:p>18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39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4" office:value-type="string" calcext:value-type="string">
            <text:p>TST091</text:p>
          </table:table-cell>
          <table:table-cell/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820" calcext:value-type="float">
            <text:p>18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39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4" office:value-type="string" calcext:value-type="string">
            <text:p>TST092</text:p>
          </table:table-cell>
          <table:table-cell/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840" calcext:value-type="float">
            <text:p>18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39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4" office:value-type="string" calcext:value-type="string">
            <text:p>TST093</text:p>
          </table:table-cell>
          <table:table-cell/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860" calcext:value-type="float">
            <text:p>18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39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4" office:value-type="string" calcext:value-type="string">
            <text:p>TST094</text:p>
          </table:table-cell>
          <table:table-cell/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880" calcext:value-type="float">
            <text:p>18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39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4" office:value-type="string" calcext:value-type="string">
            <text:p>TST095</text:p>
          </table:table-cell>
          <table:table-cell/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900" calcext:value-type="float">
            <text:p>19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39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4" office:value-type="string" calcext:value-type="string">
            <text:p>TST096</text:p>
          </table:table-cell>
          <table:table-cell/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920" calcext:value-type="float">
            <text:p>19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39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4" office:value-type="string" calcext:value-type="string">
            <text:p>TST097</text:p>
          </table:table-cell>
          <table:table-cell/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940" calcext:value-type="float">
            <text:p>19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6363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4" office:value-type="string" calcext:value-type="string">
            <text:p>TST098</text:p>
          </table:table-cell>
          <table:table-cell/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960" calcext:value-type="float">
            <text:p>19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6363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4" office:value-type="string" calcext:value-type="string">
            <text:p>TST099</text:p>
          </table:table-cell>
          <table:table-cell/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980" calcext:value-type="float">
            <text:p>19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6363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4" office:value-type="string" calcext:value-type="string">
            <text:p>TST100</text:p>
          </table:table-cell>
          <table:table-cell/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00" calcext:value-type="float">
            <text:p>20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6363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4" office:value-type="string" calcext:value-type="string">
            <text:p>TST101</text:p>
          </table:table-cell>
          <table:table-cell/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6363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4" office:value-type="string" calcext:value-type="string">
            <text:p>TST102</text:p>
          </table:table-cell>
          <table:table-cell/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40" calcext:value-type="float">
            <text:p>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6363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4" office:value-type="string" calcext:value-type="string">
            <text:p>TST103</text:p>
          </table:table-cell>
          <table:table-cell/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60" calcext:value-type="float">
            <text:p>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6363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4" office:value-type="string" calcext:value-type="string">
            <text:p>TST104</text:p>
          </table:table-cell>
          <table:table-cell/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6363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4" office:value-type="string" calcext:value-type="string">
            <text:p>TST105</text:p>
          </table:table-cell>
          <table:table-cell/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00" calcext:value-type="float">
            <text:p>1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6362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ce4" office:value-type="string" calcext:value-type="string">
            <text:p>TST106</text:p>
          </table:table-cell>
          <table:table-cell/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20" calcext:value-type="float">
            <text:p>1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6362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4" office:value-type="string" calcext:value-type="string">
            <text:p>TST107</text:p>
          </table:table-cell>
          <table:table-cell/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40" calcext:value-type="float">
            <text:p>1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6362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4" office:value-type="string" calcext:value-type="string">
            <text:p>TST108</text:p>
          </table:table-cell>
          <table:table-cell/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60" calcext:value-type="float">
            <text:p>1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6362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4" office:value-type="string" calcext:value-type="string">
            <text:p>TST109</text:p>
          </table:table-cell>
          <table:table-cell/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80" calcext:value-type="float">
            <text:p>1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6362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4" office:value-type="string" calcext:value-type="string">
            <text:p>TST110</text:p>
          </table:table-cell>
          <table:table-cell/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0" calcext:value-type="float">
            <text:p>2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6362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ce4" office:value-type="string" calcext:value-type="string">
            <text:p>TST111</text:p>
          </table:table-cell>
          <table:table-cell/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20" calcext:value-type="float">
            <text:p>2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6362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4" office:value-type="string" calcext:value-type="string">
            <text:p>TST112</text:p>
          </table:table-cell>
          <table:table-cell/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40" calcext:value-type="float">
            <text:p>2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6362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4" office:value-type="string" calcext:value-type="string">
            <text:p>TST113</text:p>
          </table:table-cell>
          <table:table-cell/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60" calcext:value-type="float">
            <text:p>2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6361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4" office:value-type="string" calcext:value-type="string">
            <text:p>TST114</text:p>
          </table:table-cell>
          <table:table-cell/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80" calcext:value-type="float">
            <text:p>2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6361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4" office:value-type="string" calcext:value-type="string">
            <text:p>TST115</text:p>
          </table:table-cell>
          <table:table-cell/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300" calcext:value-type="float">
            <text:p>3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6361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ce4" office:value-type="string" calcext:value-type="string">
            <text:p>TST116</text:p>
          </table:table-cell>
          <table:table-cell/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320" calcext:value-type="float">
            <text:p>3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6361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4" office:value-type="string" calcext:value-type="string">
            <text:p>TST117</text:p>
          </table:table-cell>
          <table:table-cell/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340" calcext:value-type="float">
            <text:p>3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6361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ce4" office:value-type="string" calcext:value-type="string">
            <text:p>TST118</text:p>
          </table:table-cell>
          <table:table-cell/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360" calcext:value-type="float">
            <text:p>3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6361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4" office:value-type="string" calcext:value-type="string">
            <text:p>TST119</text:p>
          </table:table-cell>
          <table:table-cell/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380" calcext:value-type="float">
            <text:p>3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6361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4" office:value-type="string" calcext:value-type="string">
            <text:p>TST120</text:p>
          </table:table-cell>
          <table:table-cell/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400" calcext:value-type="float">
            <text:p>4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6361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ce4" office:value-type="string" calcext:value-type="string">
            <text:p>TST121</text:p>
          </table:table-cell>
          <table:table-cell/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420" calcext:value-type="float">
            <text:p>4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6360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4" office:value-type="string" calcext:value-type="string">
            <text:p>TST122</text:p>
          </table:table-cell>
          <table:table-cell/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440" calcext:value-type="float">
            <text:p>4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6360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ce4" office:value-type="string" calcext:value-type="string">
            <text:p>TST123</text:p>
          </table:table-cell>
          <table:table-cell/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460" calcext:value-type="float">
            <text:p>4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6360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style-name="ce4" office:value-type="string" calcext:value-type="string">
            <text:p>TST124</text:p>
          </table:table-cell>
          <table:table-cell/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480" calcext:value-type="float">
            <text:p>4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6360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4" office:value-type="string" calcext:value-type="string">
            <text:p>TST125</text:p>
          </table:table-cell>
          <table:table-cell/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500" calcext:value-type="float">
            <text:p>5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6360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style-name="ce4" office:value-type="string" calcext:value-type="string">
            <text:p>TST126</text:p>
          </table:table-cell>
          <table:table-cell/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520" calcext:value-type="float">
            <text:p>5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6360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table:style-name="ce4" office:value-type="string" calcext:value-type="string">
            <text:p>TST127</text:p>
          </table:table-cell>
          <table:table-cell/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540" calcext:value-type="float">
            <text:p>5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6360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table:style-name="ce4" office:value-type="string" calcext:value-type="string">
            <text:p>TST128</text:p>
          </table:table-cell>
          <table:table-cell/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560" calcext:value-type="float">
            <text:p>5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6360"/>
        </table:table-row>
        <table:table-row table:style-name="ro2">
          <table:table-cell table:style-name="ce2"/>
          <table:table-cell table:number-columns-repeated="4"/>
          <table:table-cell table:style-name="ce9" table:content-validation-name="val2"/>
          <table:table-cell/>
          <table:table-cell table:content-validation-name="val3"/>
          <table:table-cell table:number-columns-repeated="16376"/>
        </table:table-row>
        <table:table-row table:style-name="ro2">
          <table:table-cell table:style-name="ce2"/>
          <table:table-cell table:number-columns-repeated="4"/>
          <table:table-cell table:style-name="ce9" table:content-validation-name="val2"/>
          <table:table-cell/>
          <table:table-cell table:content-validation-name="val3"/>
          <table:table-cell table:number-columns-repeated="16376"/>
        </table:table-row>
        <table:table-row table:style-name="ro2" table:number-rows-repeated="6">
          <table:table-cell table:number-columns-repeated="7"/>
          <table:table-cell table:content-validation-name="val3"/>
          <table:table-cell table:number-columns-repeated="16376"/>
        </table:table-row>
        <table:table-row table:style-name="ro2" table:number-rows-repeated="1048438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Channels.K1:Channels.K1048576 Channels.E1:Channels.E1048576 Channels.D2:Channels.D129">
            <calcext:condition calcext:apply-style-name="ConditionalStyle_1" calcext:value="=&quot;purple&quot;" calcext:base-cell-address="Channels.D2"/>
            <calcext:condition calcext:apply-style-name="ConditionalStyle_2" calcext:value="=&quot;light blue&quot;" calcext:base-cell-address="Channels.D2"/>
            <calcext:condition calcext:apply-style-name="ConditionalStyle_3" calcext:value="=&quot;green&quot;" calcext:base-cell-address="Channels.D2"/>
            <calcext:condition calcext:apply-style-name="ConditionalStyle_4" calcext:value="=&quot;red&quot;" calcext:base-cell-address="Channels.D2"/>
            <calcext:condition calcext:apply-style-name="ConditionalStyle_5" calcext:value="=&quot;black&quot;" calcext:base-cell-address="Channels.D2"/>
            <calcext:condition calcext:apply-style-name="ConditionalStyle_6" calcext:value="=&quot;yellow&quot;" calcext:base-cell-address="Channels.D2"/>
            <calcext:condition calcext:apply-style-name="ConditionalStyle_7" calcext:value="=&quot;blue&quot;" calcext:base-cell-address="Channels.D2"/>
          </calcext:conditional-format>
        </calcext:conditional-formats>
      </table:table>
      <table:table table:name="48V &amp; Pad" table:style-name="ta2">
        <table:table-column table:style-name="co9" table:default-cell-style-name="ce5"/>
        <table:table-column table:style-name="co10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13" table:number-columns-repeated="4" table:default-cell-style-name="ce2"/>
        <table:table-column table:style-name="co12" table:default-cell-style-name="ce2"/>
        <table:table-column table:style-name="co12" table:number-columns-repeated="2" table:default-cell-style-name="ce5"/>
        <table:table-column table:style-name="co13" table:number-columns-repeated="2" table:default-cell-style-name="ce5"/>
        <table:table-row table:style-name="ro4">
          <table:table-cell table:style-name="ce11" office:value-type="string" calcext:value-type="string">
            <text:p>Indication Start/End Channel</text:p>
            <text:p>For</text:p>
            <text:p>Mixrack / Expanders</text:p>
            <text:p/>
          </table:table-cell>
          <table:table-cell table:style-name="ce12" office:value-type="string" calcext:value-type="string">
            <text:p>Socket Number</text:p>
          </table:table-cell>
          <table:table-cell table:style-name="ce13" office:value-type="string" calcext:value-type="string">
            <text:p>Local Phantom</text:p>
          </table:table-cell>
          <table:table-cell table:style-name="ce13" office:value-type="string" calcext:value-type="string">
            <text:p>Local Pad</text:p>
          </table:table-cell>
          <table:table-cell table:style-name="ce13" office:value-type="string" calcext:value-type="string">
            <text:p>Local Gain</text:p>
          </table:table-cell>
          <table:table-cell table:style-name="ce10"/>
          <table:table-cell table:style-name="ce14" office:value-type="string" calcext:value-type="string">
            <text:p>DX1 Phantom</text:p>
          </table:table-cell>
          <table:table-cell table:style-name="ce14" office:value-type="string" calcext:value-type="string">
            <text:p>DX1 Pad</text:p>
          </table:table-cell>
          <table:table-cell table:style-name="ce14" office:value-type="string" calcext:value-type="string">
            <text:p>DX1 Gain</text:p>
          </table:table-cell>
          <table:table-cell table:style-name="ce10"/>
          <table:table-cell table:style-name="ce15" office:value-type="string" calcext:value-type="string">
            <text:p>DX3 Phantom</text:p>
          </table:table-cell>
          <table:table-cell table:style-name="ce15" office:value-type="string" calcext:value-type="string">
            <text:p>DX3 Pad</text:p>
          </table:table-cell>
          <table:table-cell table:style-name="ce15" office:value-type="string" calcext:value-type="string">
            <text:p>DX3 Gain</text:p>
          </table:table-cell>
          <table:table-cell table:style-name="ce10"/>
          <table:table-cell table:style-name="ce16" office:value-type="string" calcext:value-type="string">
            <text:p>Slink Phantom</text:p>
          </table:table-cell>
          <table:table-cell table:style-name="ce16" office:value-type="string" calcext:value-type="string">
            <text:p>Slink Pad</text:p>
          </table:table-cell>
          <table:table-cell table:style-name="ce16" office:value-type="string" calcext:value-type="string">
            <text:p>Slink Gain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60" calcext:value-type="float">
            <text:p>6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60" calcext:value-type="float">
            <text:p>6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60" calcext:value-type="float">
            <text:p>6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5" calcext:value-type="float">
            <text:p>5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5" calcext:value-type="float">
            <text:p>5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5" calcext:value-type="float">
            <text:p>5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5" calcext:value-type="float">
            <text:p>5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0" calcext:value-type="float">
            <text:p>5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0" calcext:value-type="float">
            <text:p>5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0" calcext:value-type="float">
            <text:p>5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45" calcext:value-type="float">
            <text:p>4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45" calcext:value-type="float">
            <text:p>4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45" calcext:value-type="float">
            <text:p>4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45" calcext:value-type="float">
            <text:p>4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40" calcext:value-type="float">
            <text:p>4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40" calcext:value-type="float">
            <text:p>4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40" calcext:value-type="float">
            <text:p>4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35" calcext:value-type="float">
            <text:p>3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35" calcext:value-type="float">
            <text:p>3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35" calcext:value-type="float">
            <text:p>3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30" calcext:value-type="float">
            <text:p>3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30" calcext:value-type="float">
            <text:p>3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30" calcext:value-type="float">
            <text:p>3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0" calcext:value-type="float">
            <text:p>2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0" calcext:value-type="float">
            <text:p>2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0" calcext:value-type="float">
            <text:p>2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15" calcext:value-type="float">
            <text:p>1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15" calcext:value-type="float">
            <text:p>1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15" calcext:value-type="float">
            <text:p>1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10" calcext:value-type="float">
            <text:p>1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10" calcext:value-type="float">
            <text:p>1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10" calcext:value-type="float">
            <text:p>1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vantis Local End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32 End + <text:s/>DX1/3 En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48 End + GX481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64 End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link-DX1 Start</text:p>
          </table:table-cell>
          <table:table-cell office:value-type="float" office:value="65" calcext:value-type="float">
            <text:p>65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Slink-DX1 End</text:p>
          </table:table-cell>
          <table:table-cell office:value-type="float" office:value="95" calcext:value-type="float">
            <text:p>95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Slink-DX2 Start</text:p>
          </table:table-cell>
          <table:table-cell office:value-type="float" office:value="96" calcext:value-type="float">
            <text:p>96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Slink-DX2 End</text:p>
          </table:table-cell>
          <table:table-cell office:value-type="float" office:value="128" calcext:value-type="float">
            <text:p>128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 table:number-rows-repeated="1048446">
          <table:table-cell table:number-columns-repeated="21"/>
        </table:table-row>
        <table:table-row table:style-name="ro2">
          <table:table-cell table:number-columns-repeated="21"/>
        </table:table-row>
      </table:table>
      <table:table table:name="Misc" table:style-name="ta3"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" table:number-columns-repeated="16381"/>
        <table:table-row table:style-name="ro2">
          <table:table-cell table:style-name="ce1" office:value-type="string" calcext:value-type="string">
            <text:p>Property</text:p>
          </table:table-cell>
          <table:table-cell table:style-name="ce1" office:value-type="string" calcext:value-type="string">
            <text:p>Valu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2">
          <table:table-cell table:style-name="ce9" office:value-type="string" calcext:value-type="string">
            <text:p>Version</text:p>
          </table:table-cell>
          <table:table-cell table:style-name="ce9" office:value-type="float" office:value="6" calcext:value-type="float">
            <text:p>6</text:p>
          </table:table-cell>
          <table:table-cell office:value-type="string" calcext:value-type="string">
            <text:p>Version of the sheet, indicates how the cell/columns are arranged.</text:p>
          </table:table-cell>
        </table:table-row>
        <table:table-row table:style-name="ro2" table:number-rows-repeated="7">
          <table:table-cell table:number-columns-repeated="3"/>
        </table:table-row>
        <table:table-row table:style-name="ro5" table:number-rows-repeated="1048566">
          <table:table-cell table:number-columns-repeated="3"/>
        </table:table-row>
        <table:table-row table:style-name="ro5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1">
      <number:day number:style="long"/>
      <number:text>. </number:text>
      <number:month number:textual="true"/>
      <number:text> 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7030a0"/>
    </style:style>
    <style:style style:name="ConditionalStyle_5f_2" style:display-name="ConditionalStyle_2" style:family="table-cell" style:parent-style-name="Default">
      <style:table-cell-properties fo:background-color="#c6d9f1"/>
    </style:style>
    <style:style style:name="ConditionalStyle_5f_3" style:display-name="ConditionalStyle_3" style:family="table-cell" style:parent-style-name="Default">
      <style:table-cell-properties fo:background-color="#92d05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000000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fff00"/>
    </style:style>
    <style:style style:name="ConditionalStyle_5f_7" style:display-name="ConditionalStyle_7" style:family="table-cell" style:parent-style-name="Default">
      <style:table-cell-properties fo:background-color="#558ed5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Misc" style:display-name="PageStyle_Misc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nnels" style:display-name="PageStyle_Channel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48V_20__26__20_Pad" style:display-name="PageStyle_48V &amp; Pad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3:29:36</meta:creation-date>
    <meta:initial-creator>togrupe</meta:initial-creator>
    <dc:language>de-DE</dc:language>
    <dc:date>2023-05-22T12:17:13.080538161</dc:date>
    <meta:editing-cycles>185</meta:editing-cycles>
    <meta:editing-duration>P4DT11H57M52S</meta:editing-duration>
    <meta:generator>LibreOffice/7.4.2.3$MacOSX_X86_64 LibreOffice_project/382eef1f22670f7f4118c8c2dd222ec7ad009daf</meta:generator>
    <meta:document-statistic meta:table-count="3" meta:cell-count="2353" meta:object-count="0"/>
    <meta:user-defined meta:name="AppVersion">15.0000</meta:user-defined>
  </office:meta>
</office:document-meta>
</file>